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25-07-24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25-03-19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24-03-2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24-01-19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23-10-13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23-06-20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23-03-15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23-01-18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22-10-20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22-05-12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22-02-09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21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21-03-10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20-11-2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19-07-18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19-04-16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18-12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18-03-1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17-03-3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15-08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15-03-2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14-11-0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14-03-2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13-03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12-11-1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12-08-27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12-05-24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11-08-1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10-11-0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10-03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9-03-12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8-11-1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8-08-0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8-03-2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7-11-0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7-03-0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6-11-0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6-08-03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6-03-1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5-11-10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5-08-1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5-03-0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4-11-1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4-07-01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4-03-0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3-11-19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3-08-0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3-04-02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2-11-2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1-11-05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1-05-29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0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0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2000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99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99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99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98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98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97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95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95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94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94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94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93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93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93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91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91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91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90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90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9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9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9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9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9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8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8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8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8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7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7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7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7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6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6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6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5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5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5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5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4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4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4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4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4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3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3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3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3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3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2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2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2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2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1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1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1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1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0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0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0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80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79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79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79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79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78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78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78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78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77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77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77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76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76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76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0000870</text:p>
          </table:table-cell>
          <table:table-cell office:value-type="string" calcext:value-type="string">
            <text:p>02S/45E-20BCB</text:p>
          </table:table-cell>
          <table:table-cell office:value-type="string" calcext:value-type="string">
            <text:p>1976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22" meta:object-count="0"/>
    <meta:user-defined meta:name="AppVersion">3.0</meta:user-defined>
  </office:meta>
</office:document-meta>
</file>